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Lucida Grande" svg:font-family="'Lucida Grande'"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99cm" table:align="left"/>
    </style:style>
    <style:style style:name="Table1.A" style:family="table-column">
      <style:table-column-properties style:column-width="3.708cm"/>
    </style:style>
    <style:style style:name="Table1.B" style:family="table-column">
      <style:table-column-properties style:column-width="5.041cm"/>
    </style:style>
    <style:style style:name="Table1.C" style:family="table-column">
      <style:table-column-properties style:column-width="8.241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4">
      <style:text-properties fo:font-style="normal" fo:font-weight="normal" style:font-style-asian="normal" style:font-weight-asian="normal" style:font-style-complex="normal" style:font-weight-complex="normal"/>
    </style:style>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Heading_20_1">
      <style:paragraph-properties fo:text-align="center" style:justify-single-word="false"/>
    </style:style>
    <style:style style:name="P18" style:family="paragraph" style:parent-style-name="Heading_20_2">
      <style:paragraph-properties fo:break-before="page"/>
    </style:style>
    <style:style style:name="P1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0" style:family="paragraph">
      <style:paragraph-properties fo:margin-left="0cm" fo:margin-right="0cm" fo:margin-top="0cm" fo:margin-bottom="0cm" fo:line-height="100%" fo:text-align="center" fo:text-indent="0cm"/>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use-window-font-color="true" style:text-outline="false" style:text-line-through-style="none" style:text-position="0% 100%" style:font-name="Lucida Grande" fo:font-size="10pt" fo:letter-spacing="normal" fo:language="en" fo:country="ZA"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3" style:family="graphic">
      <style:graphic-properties draw:stroke="dash" draw:stroke-dash="Fine_20_Dashed_20__28_var_29_"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
      <text:p text:style-name="P1"/>
      <text:p text:style-name="P1"/>
      <text:p text:style-name="P1"/>
      <text:p text:style-name="P1"/>
      <text:p text:style-name="P1"/>
      <text:p text:style-name="P1"/>
      <text:p text:style-name="P1"/>
      <text:h text:style-name="P17" text:outline-level="1">OpenIdeate Requirements</text:h>
      <text:p text:style-name="P1"/>
      <text:p text:style-name="P1"/>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3">Version</text:p>
          </table:table-cell>
          <table:table-cell table:style-name="Table1.A1" office:value-type="string">
            <text:p text:style-name="P3">Date</text:p>
          </table:table-cell>
          <table:table-cell table:style-name="Table1.C1" office:value-type="string">
            <text:p text:style-name="P3">Details</text:p>
          </table:table-cell>
        </table:table-row>
        <table:table-row>
          <table:table-cell table:style-name="Table1.A2" office:value-type="float" office:value="0.1">
            <text:p text:style-name="P2">0.1</text:p>
          </table:table-cell>
          <table:table-cell table:style-name="Table1.B2" office:value-type="string">
            <text:p text:style-name="P2">11 December 2011</text:p>
          </table:table-cell>
          <table:table-cell table:style-name="Table1.C2" office:value-type="string">
            <text:p text:style-name="P2">First version of document</text:p>
          </table:table-cell>
        </table:table-row>
        <table:table-row>
          <table:table-cell table:style-name="Table1.A2" office:value-type="float" office:value="0.2">
            <text:p text:style-name="P2">0.2</text:p>
          </table:table-cell>
          <table:table-cell table:style-name="Table1.B2" office:value-type="string">
            <text:p text:style-name="P2">6 January 2011</text:p>
          </table:table-cell>
          <table:table-cell table:style-name="Table1.C2" office:value-type="string">
            <text:p text:style-name="P2">Minor alterations to idea requirements</text:p>
          </table:table-cell>
        </table:table-row>
      </table:table>
      <text:p text:style-name="P1"/>
      <text:h text:style-name="P18" text:outline-level="2">Background</text:h>
      <text:p text:style-name="Text_20_body"/>
      <text:p text:style-name="Text_20_body">The point of this proposed open-source software is to:</text:p>
      <text:list xml:id="list1924171296" text:style-name="L1">
        <text:list-item>
          <text:p text:style-name="P4">act as a safe repository for ideas (mainly for blue sky research ideas, ideas possibly constituting intellectual property, and potential business ideas),</text:p>
        </text:list-item>
        <text:list-item>
          <text:p text:style-name="P4">facilitate long-distance sharing of ideas, and</text:p>
        </text:list-item>
        <text:list-item>
          <text:p text:style-name="P4">allow for tracking of the evolution of ideas over time, as well as those involved in the ideas' development.</text:p>
        </text:list-item>
      </text:list>
      <text:p text:style-name="Text_20_body"/>
      <text:p text:style-name="Text_20_body">The target audiences for this software will be:</text:p>
      <text:list xml:id="list1651302805" text:style-name="L2">
        <text:list-item>
          <text:p text:style-name="P5">educational institutions (universities, etc.),</text:p>
        </text:list-item>
        <text:list-item>
          <text:p text:style-name="P5">companies,</text:p>
        </text:list-item>
        <text:list-item>
          <text:p text:style-name="P5">possibly government, and</text:p>
        </text:list-item>
        <text:list-item>
          <text:p text:style-name="P5">open innovation communities.</text:p>
        </text:list-item>
      </text:list>
      <text:p text:style-name="Text_20_body"/>
      <text:p text:style-name="Text_20_body">Note that this software is not at all intended to replace face-to-face discussions around ideas, but to augment these discussions and open them to others who might not have been present at the time of the discussions.</text:p>
      <text:p text:style-name="Text_20_body">Also, this software is not intended to automatically circumvent the need for proper intellectual property agreements and legal arrangements between institutions.</text:p>
      <text:p text:style-name="Text_20_body">Finally, the primary reason for this software being released as open source is to allow for greater transparency when it comes to security: users of the software will themselves be able to inspect the code to make sure it is secure.</text:p>
      <text:h text:style-name="Heading_20_2" text:outline-level="2"/>
      <text:h text:style-name="P18" text:outline-level="2">Requirements</text:h>
      <text:h text:style-name="Heading_20_3" text:outline-level="3">Ideas</text:h>
      <text:list xml:id="list428160913" text:style-name="L3">
        <text:list-item>
          <text:p text:style-name="P6">The software needs to be able to represent ideas and their various properties:</text:p>
        </text:list-item>
      </text:list>
      <text:list xml:id="list943334800" text:style-name="L4">
        <text:list-item>
          <text:p text:style-name="P8">a <text:span text:style-name="T2">brief summary</text:span> of no more than 50 words as to what the idea is about,</text:p>
        </text:list-item>
        <text:list-item>
          <text:p text:style-name="P7"><text:span text:style-name="T2">category</text:span> (Blue Sky, Intellectual Property, Business Opportunity, Other) – note that an idea can belong to more than one of these categories,</text:p>
        </text:list-item>
        <text:list-item>
          <text:p text:style-name="P7">the <text:span text:style-name="T1">capabilities </text:span>required for implementation of the idea (Python Programming, Advanced Calculus, Missile Engineering, etc.),</text:p>
        </text:list-item>
        <text:list-item>
          <text:p text:style-name="P7">a <text:span text:style-name="T2">detailed write-up</text:span> of what the idea is about,</text:p>
        </text:list-item>
        <text:list-item>
          <text:p text:style-name="P7"><text:span text:style-name="T2">attachments</text:span><text:span text:style-name="T3"> of any format</text:span> to support the idea.</text:p>
        </text:list-item>
      </text:list>
      <text:list xml:id="list816788905" text:style-name="L5">
        <text:list-item>
          <text:p text:style-name="P9">The software must be able to keep track of user activity as an idea develops: every time a user modifies an idea in any way, this activity must be logged and the exact nature of the change must also be stored.</text:p>
        </text:list-item>
        <text:list-item>
          <text:p text:style-name="P9">The software must be able to display historical versions of an idea – a kind of “soft rollback” feature which only allows viewing of historical versions of an idea.</text:p>
        </text:list-item>
        <text:list-item>
          <text:p text:style-name="P9">Idea versions and user activity logs must never be deleted.</text:p>
        </text:list-item>
        <text:list-item>
          <text:p text:style-name="P9">Ideas can be “forked” from any version of an existing idea.</text:p>
        </text:list-item>
        <text:list-item>
          <text:p text:style-name="P9">An idea can belong to one or more groups.</text:p>
        </text:list-item>
      </text:list>
      <text:p text:style-name="Text_20_body"/>
      <text:h text:style-name="Heading_20_3" text:outline-level="3">Discussion Streams</text:h>
      <text:list xml:id="list2116225817" text:style-name="L6">
        <text:list-item>
          <text:p text:style-name="P10">Each idea is to have its own discussion stream.</text:p>
        </text:list-item>
        <text:list-item>
          <text:p text:style-name="P10">Each user with access to the idea is to be able to post messages in the idea's discussion stream.</text:p>
        </text:list-item>
        <text:list-item>
          <text:p text:style-name="P10">Each message in the discussion stream can be of any length (within reasonable limits such as those imposed by whatever database underlies the system, and those limits imposed by performance considerations), and can have any attachments associated with it.</text:p>
        </text:list-item>
        <text:list-item>
          <text:p text:style-name="P10">Messages are to be displayed chronologically with the latest message first, and timestamps are to be displayed next to each message along with details of the user who posted it.</text:p>
        </text:list-item>
        <text:list-item>
          <text:p text:style-name="P10">Users are to be able to respond to another message in such a way that it is visibly clear that the message is in response to this other message – this results in a multi-level discussion forum.</text:p>
        </text:list-item>
      </text:list>
      <text:p text:style-name="Text_20_body"><text:soft-page-break/></text:p>
      <text:h text:style-name="Heading_20_3" text:outline-level="3">Capabilities</text:h>
      <text:list xml:id="list1843715811" text:style-name="L7">
        <text:list-item>
          <text:p text:style-name="P11">Users must be able to create their own capabilities and add these to their profiles.</text:p>
        </text:list-item>
        <text:list-item>
          <text:p text:style-name="P11">Users must be able to rate their competency on each of their selected capabilities.</text:p>
        </text:list-item>
        <text:list-item>
          <text:p text:style-name="P11">The system must be able to search for ideas according to the capabilities required to implement them.</text:p>
        </text:list-item>
        <text:list-item>
          <text:p text:style-name="P11">The system must be able to <office:annotation><dc:creator>Thane Thomson</dc:creator><dc:date>2011-12-11T15:07:08</dc:date><text:p text:style-name="P19"><text:span text:style-name="T4">We'll have to come up with some kind of fancy algorithm here to take into account users' capabilities and their competencies in those specific capabilities.</text:span></text:p></office:annotation>automatically match users to ideas that most clearly need their capabilities.</text:p>
        </text:list-item>
      </text:list>
      <text:p text:style-name="Text_20_body"/>
      <text:h text:style-name="Heading_20_3" text:outline-level="3">Security</text:h>
      <text:list xml:id="list203180373" text:style-name="L8">
        <text:list-item>
          <text:p text:style-name="P12">The default operation of the software must take place over SSL for maximum security. Intellectual property has to be preserved with the utmost caution.</text:p>
        </text:list-item>
        <text:list-item>
          <text:p text:style-name="P12">The software must be able to be run on a closed computer network such as a local intranet, without access to the internet.</text:p>
        </text:list-item>
      </text:list>
      <text:p text:style-name="Text_20_body"/>
      <text:h text:style-name="Heading_20_3" text:outline-level="3">Users, Groups and Networks</text:h>
      <text:p text:style-name="Text_20_body">A group consists of multiple users, whereas a <office:annotation><dc:creator>Thane Thomson</dc:creator><dc:date>2011-12-11T14:53:45</dc:date><text:p text:style-name="P19"><text:span text:style-name="T4">At the moment I sort-of think of a network as being run as a stand-alone instance of the application, with its own IP address or URL.</text:span></text:p></office:annotation>network consists of users and groups. Users need not belong to any groups.</text:p>
      <text:list xml:id="list1414101387" text:style-name="L9">
        <text:list-item>
          <text:p text:style-name="P13">Networks must be able to be completely isolated from one another for security purposes. For example, the University of Pretoria network must be able to not interact in any way with the University of Cape Town network – each “network” might, in fact, be a separate instance of the proposed software running on a completely separate server with a separate database.</text:p>
        </text:list-item>
        <text:list-item>
          <text:p text:style-name="P13">Networks must be able to selectively interact with other networks. There are several levels of interactivity between any two networks:</text:p>
        </text:list-item>
      </text:list>
      <text:list xml:id="list1661061066" text:style-name="L10">
        <text:list-item>
          <text:p text:style-name="P14"><text:span text:style-name="T2">open</text:span>, where all ideas visible on one network are also visible on the other,</text:p>
        </text:list-item>
        <text:list-item>
          <text:p text:style-name="P14"><text:span text:style-name="T2">group-level sharing</text:span>, where each network selects groups whose ideas can be visible to the other network, and</text:p>
        </text:list-item>
        <text:list-item>
          <text:p text:style-name="P14"><text:span text:style-name="T2">closed</text:span>, where no ideas will be shared across the networks (this is exactly the same as not incorporating the other network at all, but sometimes it might be necessary to perform a sort of “lock-down” to prevent further idea sharing).</text:p>
        </text:list-item>
      </text:list>
      <text:list xml:id="list397484589" text:continue-list="list1414101387" text:style-name="L9">
        <text:list-item>
          <text:p text:style-name="P13">Ideas will only be transmitted to a depth of <text:span text:style-name="T2">one</text:span> level, implying <text:span text:style-name="T2">direct trust only</text:span>. For example, if networks A and B share openly, and networks B and C share openly, network C does not automatically gain access to network A's ideas – network A has to share directly with network C.</text:p>
        </text:list-item>
        <text:list-item>
          <text:p text:style-name="P13"><text:soft-page-break/>A user is to only belong to one network.</text:p>
        </text:list-item>
        <text:list-item>
          <text:p text:style-name="P13">There will be two main levels of system access:</text:p>
        </text:list-item>
      </text:list>
      <text:list xml:id="list1226496368" text:style-name="L11">
        <text:list-item>
          <text:p text:style-name="P15"><text:span text:style-name="T2">standard</text:span> user access, and</text:p>
        </text:list-item>
        <text:list-item>
          <text:p text:style-name="P15"><text:span text:style-name="T2">system administrator</text:span> access.</text:p>
        </text:list-item>
      </text:list>
      <text:p text:style-name="Text_20_body"><draw:frame draw:style-name="fr1" draw:name="Frame1" text:anchor-type="paragraph" svg:x="1.351cm" svg:y="0.515cm" svg:width="14.432cm" draw:z-index="0"><draw:text-box fo:min-height="10.255cm"><text:p text:style-name="Figure"><draw:g text:anchor-type="paragraph" draw:z-index="1" draw:style-name="gr1"><draw:custom-shape draw:style-name="gr2" draw:text-style-name="P21" svg:width="5.693cm" svg:height="3.036cm" svg:x="0.004cm" svg:y="1.898cm"><text:p text:style-name="P20"><text:span text:style-name="T5">University of Pretoria</text:span></text:p><text:p text:style-name="P20"><text:span text:style-name="T5">Network</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2" draw:text-style-name="P21" svg:width="5.698cm" svg:height="3.036cm" svg:x="7.594cm" svg:y="0cm"><text:p text:style-name="P20"><text:span text:style-name="T5">University of Cape Town</text:span></text:p><text:p text:style-name="P20"><text:span text:style-name="T5">Network</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2" draw:text-style-name="P21" svg:width="3.559cm" svg:height="1.9cm" svg:x="4.179cm" svg:y="6.832cm"><text:p text:style-name="P20"><text:span text:style-name="T5">Company X</text:span></text:p><text:p text:style-name="P20"><text:span text:style-name="T5">Network</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2" draw:text-style-name="P21" svg:width="5.315cm" svg:height="2.834cm" svg:x="9.114cm" svg:y="4.556cm"><text:p text:style-name="P20"><text:span text:style-name="T5">Government Department</text:span></text:p><text:p text:style-name="P20"><text:span text:style-name="T5">Network</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line draw:style-name="gr3" draw:text-style-name="P22" svg:x1="3.802cm" svg:y1="4.934cm" svg:x2="4.941cm" svg:y2="6.832cm"><text:p/></draw:line><draw:line draw:style-name="gr3" draw:text-style-name="P22" svg:x1="7.217cm" svg:y1="6.452cm" svg:x2="9.115cm" svg:y2="3.036cm"><text:p/></draw:line><draw:line draw:style-name="gr3" draw:text-style-name="P22" svg:x1="5.7cm" svg:y1="2.656cm" svg:x2="7.598cm" svg:y2="1.897cm"><text:p/></draw:line><draw:line draw:style-name="gr3" draw:text-style-name="P22" svg:x1="9.116cm" svg:y1="5.693cm" svg:x2="5.32cm" svg:y2="4.175cm"><text:p/></draw:line><draw:line draw:style-name="gr3" draw:text-style-name="P22" svg:x1="11.392cm" svg:y1="4.554cm" svg:x2="11.012cm" svg:y2="3.036cm"><text:p/></draw:line><draw:custom-shape draw:style-name="gr2" draw:text-style-name="P21" svg:width="3.559cm" svg:height="1.9cm" svg:x="8.737cm" svg:y="8.348cm"><text:p text:style-name="P20"><text:span text:style-name="T5">Company Y</text:span></text:p><text:p text:style-name="P20"><text:span text:style-name="T5">Network</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line draw:style-name="gr4" draw:text-style-name="P22" svg:x1="8.737cm" svg:y1="8.73cm" svg:x2="7.598cm" svg:y2="8.35cm"><text:p/></draw:line></draw:g></text:p><text:p text:style-name="Figure">Figure <text:sequence text:ref-name="refFigure0" text:name="Figure" text:formula="ooow:Figure+1" style:num-format="1">1</text:sequence>. Sample visualisation of idea sharing across networks.</text:p></draw:text-box></draw:frame></text:p>
      <text:p text:style-name="Text_20_body"/>
      <text:h text:style-name="Heading_20_3" text:outline-level="3">Data and Software Integrity and Upgrading</text:h>
      <text:list xml:id="list1089500529" text:style-name="L12">
        <text:list-item>
          <text:p text:style-name="P16">The software is to have built-in mechanisms for performing official upgrades such that, if an upgrade fails, the software can be rolled back to an earlier working version within minutes and in such a way that complete data integrity will be maintained.</text:p>
        </text:list-item>
        <text:list-item>
          <text:p text:style-name="P16">Upgrades must be packaged in such a way that they can be installed on closed computer network installations, such as those installed on local intranets.</text:p>
        </text:list-item>
        <text:list-item>
          <text:p text:style-name="P16">There must be built-in mechanisms for automatically storing backups.</text:p>
        </text:list-item>
        <text:list-item>
          <text:p text:style-name="P16">Backups must be quickly and easily restored by system administrators.</text:p>
        </text:list-item>
        <text:list-item>
          <text:p text:style-name="P16">Before a backup is restored, the current system state must be backed up completely.</text:p>
        </text:list-item>
        <text:list-item>
          <text:p text:style-name="P16">Only backups older than a certain predetermined time period (e.g. 3 months) will be <text:soft-page-break/>allowed to be deleted by system administrators.</text:p>
        </text:list-item>
        <text:list-item>
          <text:p text:style-name="P16">Each backup must be able to be archived into a single file, whose name includes a timestamp, which must be able to be stored on removable media such as flash disks, DVDs, etc.</text:p>
        </text:list-item>
        <text:list-item>
          <text:p text:style-name="P16">Only system administrators will have access to all upgrade/backup functional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Lucida Grande" svg:font-family="'Lucida Grande'"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draw:stroke-dash draw:name="Fine_20_Dashed_20__28_var_29_" draw:display-name="Fine Dashed (var)" draw:style="rect" draw:dots1="1" draw:dots1-length="112%" draw:distance="112%"/>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409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2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21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paragraph-properties fo:margin-top="0.409cm" fo:margin-bottom="0.21cm"/>
      <style:text-properties fo:font-style="normal" fo:font-weight="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ane Thomson</meta:initial-creator>
    <meta:creation-date>2011-12-11T14:03:35</meta:creation-date>
    <dc:date>2012-07-17T13:55:48</dc:date>
    <dc:creator>Thane Thomson</dc:creator>
    <meta:editing-duration>PT2H44M32S</meta:editing-duration>
    <meta:editing-cycles>10</meta:editing-cycles>
    <meta:generator>OpenOffice.org/3.3$Unix OpenOffice.org_project/330m20$Build-9567</meta:generator>
    <meta:document-statistic meta:table-count="1" meta:image-count="0" meta:object-count="0" meta:page-count="6" meta:paragraph-count="72" meta:word-count="1114" meta:character-count="6453"/>
  </office:meta>
</office:document-meta>
</file>